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7.202cm" fo:margin-left="9.024cm" table:align="left"/>
    </style:style>
    <style:style style:name="Tabela1.A" style:family="table-column">
      <style:table-column-properties style:column-width="1.44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1.381cm"/>
    </style:style>
    <style:style style:name="Tabela1.D" style:family="table-column">
      <style:table-column-properties style:column-width="1.469cm"/>
    </style:style>
    <style:style style:name="Tabela1.E" style:family="table-column">
      <style:table-column-properties style:column-width="1.4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b636" officeooo:paragraph-rsid="0004e8f4"/>
    </style:style>
    <style:style style:name="P2" style:family="paragraph" style:parent-style-name="Standard">
      <style:text-properties officeooo:rsid="0004b636" officeooo:paragraph-rsid="0009a10f"/>
    </style:style>
    <style:style style:name="P3" style:family="paragraph" style:parent-style-name="Standard">
      <style:text-properties officeooo:rsid="0004b636" officeooo:paragraph-rsid="000e1c4d"/>
    </style:style>
    <style:style style:name="P4" style:family="paragraph" style:parent-style-name="Standard">
      <style:text-properties officeooo:rsid="0004e8f4" officeooo:paragraph-rsid="0004e8f4"/>
    </style:style>
    <style:style style:name="P5" style:family="paragraph" style:parent-style-name="Standard">
      <style:text-properties officeooo:rsid="0004e8f4" officeooo:paragraph-rsid="00057c02"/>
    </style:style>
    <style:style style:name="P6" style:family="paragraph" style:parent-style-name="Standard">
      <style:text-properties fo:font-weight="bold" officeooo:rsid="0004e8f4" officeooo:paragraph-rsid="0004e8f4" style:font-weight-asian="bold" style:font-weight-complex="bold"/>
    </style:style>
    <style:style style:name="P7" style:family="paragraph" style:parent-style-name="Standard">
      <style:text-properties fo:font-weight="bold" officeooo:rsid="00057c02" officeooo:paragraph-rsid="00057c02" style:font-weight-asian="bold" style:font-weight-complex="bold"/>
    </style:style>
    <style:style style:name="P8" style:family="paragraph" style:parent-style-name="Standard">
      <style:text-properties fo:font-weight="bold" officeooo:rsid="00057c02" officeooo:paragraph-rsid="000ce952" style:font-weight-asian="bold" style:font-weight-complex="bold"/>
    </style:style>
    <style:style style:name="P9" style:family="paragraph" style:parent-style-name="Standard">
      <style:text-properties fo:font-weight="bold" officeooo:rsid="0004b636" officeooo:paragraph-rsid="0004e8f4" style:font-weight-asian="bold" style:font-weight-complex="bold"/>
    </style:style>
    <style:style style:name="P10" style:family="paragraph" style:parent-style-name="Standard">
      <style:text-properties fo:font-weight="bold" officeooo:rsid="000ce952" officeooo:paragraph-rsid="000ce952" style:font-weight-asian="bold" style:font-weight-complex="bold"/>
    </style:style>
    <style:style style:name="P11" style:family="paragraph" style:parent-style-name="Standard">
      <style:text-properties officeooo:rsid="00057c02" officeooo:paragraph-rsid="00057c02"/>
    </style:style>
    <style:style style:name="P12" style:family="paragraph" style:parent-style-name="Standard">
      <style:text-properties fo:font-weight="normal" officeooo:rsid="0004e8f4" officeooo:paragraph-rsid="0004e8f4" style:font-weight-asian="normal" style:font-weight-complex="normal"/>
    </style:style>
    <style:style style:name="P13" style:family="paragraph" style:parent-style-name="Standard">
      <style:text-properties fo:font-weight="normal" officeooo:rsid="0004e8f4" officeooo:paragraph-rsid="000e1c4d" style:font-weight-asian="normal" style:font-weight-complex="normal"/>
    </style:style>
    <style:style style:name="P14" style:family="paragraph" style:parent-style-name="Standard">
      <style:text-properties officeooo:rsid="000d7974" officeooo:paragraph-rsid="000d7974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7.699cm" style:auto-text-indent="false" style:page-number="auto" fo:background-color="transparent"/>
      <style:text-properties officeooo:rsid="000b939c" officeooo:paragraph-rsid="000b939c"/>
    </style:style>
    <style:style style:name="P16" style:family="paragraph" style:parent-style-name="Standard">
      <loext:graphic-properties draw:fill="none"/>
      <style:paragraph-properties fo:margin-left="0cm" fo:margin-right="0cm" fo:text-indent="7.699cm" style:auto-text-indent="false" fo:background-color="transparent"/>
      <style:text-properties officeooo:rsid="000b939c" officeooo:paragraph-rsid="000b939c"/>
    </style:style>
    <style:style style:name="P17" style:family="paragraph" style:parent-style-name="Table_20_Contents">
      <style:paragraph-properties fo:text-align="center" style:justify-single-word="false"/>
      <style:text-properties officeooo:rsid="000b939c" officeooo:paragraph-rsid="000b939c"/>
    </style:style>
    <style:style style:name="P18" style:family="paragraph" style:parent-style-name="Table_20_Contents">
      <style:paragraph-properties fo:text-align="center" style:justify-single-word="false"/>
      <style:text-properties officeooo:rsid="000ce952" officeooo:paragraph-rsid="000ce952"/>
    </style:style>
    <style:style style:name="P19" style:family="paragraph" style:parent-style-name="Table_20_Contents">
      <style:paragraph-properties fo:text-align="center" style:justify-single-word="false"/>
      <style:text-properties officeooo:rsid="0018c090" officeooo:paragraph-rsid="0018c090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officeooo:rsid="0004e8f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e8f4" style:font-weight-asian="bold" style:font-weight-complex="bold"/>
    </style:style>
    <style:style style:name="T6" style:family="text">
      <style:text-properties fo:font-weight="bold" officeooo:rsid="0009a10f" style:font-weight-asian="bold" style:font-weight-complex="bold"/>
    </style:style>
    <style:style style:name="T7" style:family="text">
      <style:text-properties fo:font-weight="bold" officeooo:rsid="0013d1a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7c02" style:font-weight-asian="normal" style:font-weight-complex="normal"/>
    </style:style>
    <style:style style:name="T10" style:family="text">
      <style:text-properties fo:font-weight="normal" officeooo:rsid="0010fd12" style:font-weight-asian="normal" style:font-weight-complex="normal"/>
    </style:style>
    <style:style style:name="T11" style:family="text">
      <style:text-properties officeooo:rsid="00057c02"/>
    </style:style>
    <style:style style:name="T12" style:family="text">
      <style:text-properties officeooo:rsid="000694a6"/>
    </style:style>
    <style:style style:name="T13" style:family="text">
      <style:text-properties officeooo:rsid="000ce952"/>
    </style:style>
    <style:style style:name="T14" style:family="text">
      <style:text-properties officeooo:rsid="000e1c4d"/>
    </style:style>
    <style:style style:name="T15" style:family="text">
      <style:text-properties officeooo:rsid="000f9b2d"/>
    </style:style>
    <style:style style:name="T16" style:family="text">
      <style:text-properties officeooo:rsid="0010fd12"/>
    </style:style>
    <style:style style:name="T17" style:family="text">
      <style:text-properties officeooo:rsid="0012f79f"/>
    </style:style>
    <style:style style:name="T18" style:family="text">
      <style:text-properties officeooo:rsid="0013d1a9"/>
    </style:style>
    <style:style style:name="T19" style:family="text">
      <style:text-properties officeooo:rsid="00165303"/>
    </style:style>
    <style:style style:name="T20" style:family="text">
      <style:text-properties officeooo:rsid="0018c090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02cm" fo:min-width="0.0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02cm" fo:min-width="0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strar a entrada e saída. </text:p>
      <text:p text:style-name="P4"/>
      <text:p text:style-name="P3">Explicar a estrutura: Grafo, Vertice e Lista. Mostrar no quadro o grafo de exemplo: </text:p>
      <text:p text:style-name="P15"><draw:g text:anchor-type="paragraph" draw:z-index="0" draw:name="Forma1" draw:style-name="gr1"><draw:custom-shape draw:style-name="gr2" draw:text-style-name="P21" xml:id="id1" draw:id="id1" svg:width="0.784cm" svg:height="0.782cm" svg:x="3.679cm" svg:y="0.353cm"><text:p text:style-name="P20"><text:span text:style-name="T2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1" xml:id="id3" draw:id="id3" svg:width="0.784cm" svg:height="0.782cm" svg:x="3.679cm" svg:y="2.179cm"><text:p text:style-name="P20"><text:span text:style-name="T2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1" xml:id="id2" draw:id="id2" svg:width="0.782cm" svg:height="0.782cm" svg:x="6.157cm" svg:y="2.179cm"><text:p text:style-name="P20"><text:span text:style-name="T2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1" xml:id="id4" draw:id="id4" svg:width="0.782cm" svg:height="0.782cm" svg:x="0.289cm" svg:y="2.179cm"><text:p text:style-name="P20"><text:span text:style-name="T2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22" draw:type="line" svg:x1="4.462cm" svg:y1="0.745cm" svg:x2="6.271cm" svg:y2="2.294cm" draw:start-shape="id1" draw:start-glue-point="10" draw:end-shape="id2" draw:end-glue-point="5" svg:d="M4462 745l1809 1549" svg:viewBox="0 0 1812 1550"><text:p/></draw:connector><draw:connector draw:style-name="gr5" draw:text-style-name="P22" draw:type="curve" svg:x1="6.549cm" svg:y1="2.179cm" svg:x2="4.348cm" svg:y2="0.468cm" draw:start-shape="id2" draw:start-glue-point="4" draw:end-shape="id1" draw:end-glue-point="11" svg:d="M6549 2179c0-1141-733-1711-2201-1711" svg:viewBox="0 0 2203 1713"><text:p/></draw:connector><draw:connector draw:style-name="gr4" draw:text-style-name="P22" draw:type="line" svg:x1="4.462cm" svg:y1="2.57cm" svg:x2="6.157cm" svg:y2="2.57cm" draw:start-shape="id3" draw:start-glue-point="10" draw:end-shape="id2" draw:end-glue-point="6" svg:d="M4462 2570h1695" svg:viewBox="0 0 1697 2"><text:p/></draw:connector><draw:connector draw:style-name="gr4" draw:text-style-name="P22" draw:type="line" svg:x1="4.071cm" svg:y1="1.134cm" svg:x2="4.071cm" svg:y2="2.178cm" draw:start-shape="id1" draw:start-glue-point="8" draw:end-shape="id3" draw:end-glue-point="4" svg:d="M4071 1134v1044" svg:viewBox="0 0 2 1046"><text:p/></draw:connector><draw:connector draw:style-name="gr4" draw:text-style-name="P22" draw:type="line" svg:x1="1.07cm" svg:y1="2.57cm" svg:x2="3.678cm" svg:y2="2.57cm" draw:start-shape="id4" draw:start-glue-point="10" draw:end-shape="id3" draw:end-glue-point="6" svg:d="M1070 2570h2608" svg:viewBox="0 0 2611 2"><text:p/></draw:connector><draw:connector draw:style-name="gr5" draw:text-style-name="P22" draw:type="curve" svg:x1="6.549cm" svg:y1="2.96cm" svg:x2="4.071cm" svg:y2="2.96cm" draw:start-shape="id2" draw:start-glue-point="8" draw:end-shape="id3" draw:end-glue-point="8" svg:d="M6549 2960c0 751-2478 751-2478 0" svg:viewBox="0 0 2480 566"><text:p/></draw:connector></draw:g> <text:s text:c="10"/>Matriz de <text:span text:style-name="T13">adjacência</text:span>: 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8">A</text:p>
          </table:table-cell>
          <table:table-cell table:style-name="Tabela1.A1" office:value-type="string">
            <text:p text:style-name="P18">B</text:p>
          </table:table-cell>
          <table:table-cell table:style-name="Tabela1.A1" office:value-type="string">
            <text:p text:style-name="P18">C</text:p>
          </table:table-cell>
          <table:table-cell table:style-name="Tabela1.E1" office:value-type="string">
            <text:p text:style-name="P18">D</text:p>
          </table:table-cell>
        </table:table-row>
        <table:table-row>
          <table:table-cell table:style-name="Tabela1.A2" office:value-type="string">
            <text:p text:style-name="P18">A</text:p>
          </table:table-cell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8">1</text:p>
          </table:table-cell>
          <table:table-cell table:style-name="Tabela1.E2" office:value-type="string">
            <text:p text:style-name="P18">0</text:p>
          </table:table-cell>
        </table:table-row>
        <table:table-row>
          <table:table-cell table:style-name="Tabela1.A2" office:value-type="string">
            <text:p text:style-name="P18">B</text:p>
          </table:table-cell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8">1</text:p>
          </table:table-cell>
          <table:table-cell table:style-name="Tabela1.E2" office:value-type="string">
            <text:p text:style-name="P18">0</text:p>
          </table:table-cell>
        </table:table-row>
        <table:table-row>
          <table:table-cell table:style-name="Tabela1.A2" office:value-type="string">
            <text:p text:style-name="P18">C</text:p>
          </table:table-cell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8">0</text:p>
          </table:table-cell>
          <table:table-cell table:style-name="Tabela1.E2" office:value-type="string">
            <text:p text:style-name="P18">0</text:p>
          </table:table-cell>
        </table:table-row>
        <table:table-row>
          <table:table-cell table:style-name="Tabela1.A2" office:value-type="string">
            <text:p text:style-name="P18">D</text:p>
          </table:table-cell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9">1</text:p>
          </table:table-cell>
          <table:table-cell table:style-name="Tabela1.A2" office:value-type="string">
            <text:p text:style-name="P18">0</text:p>
          </table:table-cell>
          <table:table-cell table:style-name="Tabela1.E2" office:value-type="string">
            <text:p text:style-name="P19">0</text:p>
          </table:table-cell>
        </table:table-row>
      </table:table>
      <text:p text:style-name="P16"/>
      <text:p text:style-name="P13">Mostrar as funções já implementadas: (1) obtemVertices; (2) <text:span text:style-name="T14">c</text:span>riaMatrizAdjacencia; <text:span text:style-name="T17">(3) getVerticesIncidentes;</text:span> (<text:span text:style-name="T17">4</text:span>) <text:span text:style-name="T14">o</text:span>rdenaBubbleSort; (4) <text:span text:style-name="T14">i</text:span>mprimeTopPageRank; <text:span text:style-name="T11">(5) normalizaVetor</text:span>.</text:p>
      <text:p text:style-name="P7"/>
      <text:p text:style-name="P9"><text:span text:style-name="T13">1</text:span><text:span text:style-name="T1">o</text:span> passo: </text:p>
      <text:p text:style-name="P2">Faça a função <text:span text:style-name="T4">get</text:span><text:span text:style-name="T6">VetorOutdegree</text:span>(Grafo* grafo). <text:span text:style-name="T3">Nesta função, crie um vetor que armazene o grau de saída de um vértice. Ou seja, </text:span><text:span text:style-name="T5">outdegree[u] </text:span><text:span text:style-name="T3">representa o grau de saída do vértice u.</text:span></text:p>
      <text:p text:style-name="P2"/>
      <text:p text:style-name="P6">Teste e veja o resultado</text:p>
      <text:p text:style-name="P7">Resultado esperado: <text:span text:style-name="T13">[2, 1, 2, 1]</text:span></text:p>
      <text:p text:style-name="P7"/>
      <text:p text:style-name="P8"/>
      <text:p text:style-name="P1"/>
      <text:p text:style-name="P6"><text:span text:style-name="T18">2</text:span><text:span text:style-name="T1">o</text:span> passo:</text:p>
      <text:p text:style-name="P5">Faça a função CalculaPageRankVertice.<text:span text:style-name="T9">Lembre-se: (1-d) + d * somatorio PR(V)/outdegree(V)</text:span><text:span text:style-name="T8"> </text:span><text:span text:style-name="T9">onde <text:s/>V= todos os incidentes de V</text:span></text:p>
      <text:p text:style-name="P6">Teste e veja o resultado</text:p>
      <text:p text:style-name="P10">Entrada: page_rank = [<text:span text:style-name="T14">0.15</text:span>, <text:span text:style-name="T15">0.15</text:span>, <text:span text:style-name="T15">0.15</text:span>, <text:span text:style-name="T15">0.15</text:span>], <text:span text:style-name="T15">vertice=1 </text:span></text:p>
      <text:p text:style-name="P7">Resultado esperado: <text:s/><text:span text:style-name="T16">0.405</text:span></text:p>
      <text:p text:style-name="P4"/>
      <text:p text:style-name="P6">Na função <text:s/>CalculaPageRank: </text:p>
      <text:p text:style-name="P4">Primeiro, <text:span text:style-name="T16">pergunte</text:span> para os alunos quais <text:span text:style-name="T16">estruturas</text:span> de dados será necessário e quais informações do grafo iremos precisar. </text:p>
      <text:p text:style-name="P6"/>
      <text:p text:style-name="P4"><text:span text:style-name="T7">3</text:span><text:span text:style-name="T2">o</text:span><text:span text:style-name="T4"> passo:</text:span><text:span text:style-name="T8"> <text:s/>Inicialize o </text:span><text:span text:style-name="T10">P</text:span><text:span text:style-name="T8">age</text:span><text:span text:style-name="T10">R</text:span><text:span text:style-name="T8">ank </text:span></text:p>
      <text:p text:style-name="P12"/>
      <text:p text:style-name="P4"><text:span text:style-name="T7">4</text:span><text:span text:style-name="T2">o</text:span><text:span text:style-name="T4"> passo: </text:span><text:span text:style-name="T8">Faça um for em que, para cada vértice </text:span><text:span text:style-name="T4">u</text:span><text:span text:style-name="T8">, calcule o pageRank deste vértice. Esse valor deve ser armazenado em um novo vetor (pagerank_atual).</text:span></text:p>
      <text:p text:style-name="P12"/>
      <text:p text:style-name="P5"><text:span text:style-name="T7">5</text:span><text:span text:style-name="T2">o</text:span><text:span text:style-name="T4"> passo:</text:span><text:span text:style-name="T8"> </text:span><text:span text:style-name="T9"><text:s/>Faça a normalização do vetor e a estrutura de repetição que irá fazer o page rank convergir (Verificando a diferença do pagerank da iteração anterior com o atual). </text:span><text:line-break/></text:p>
      <text:p text:style-name="P11"><text:span text:style-name="T7">6</text:span><text:span text:style-name="T2">o</text:span><text:span text:style-name="T4"> passo:</text:span> faça um teste imprimindo <text:span text:style-name="T19">cada</text:span> iteração com o grafo de teste.</text:p>
      <text:p text:style-name="P11"/>
      <text:p text:style-name="P11"/>
      <text:p text:style-name="P11"><text:span text:style-name="T7">7</text:span><text:span text:style-name="T2">o</text:span><text:span text:style-name="T4"> passo:</text:span> mande imprimir os top k. Teste com o grafo do futebol e com o grafo d<text:span text:style-name="T12">as páginas Web</text:span></text:p>
      <text:p text:style-name="P11"/>
      <text:p text:style-name="P14">Exemplo <text:span text:style-name="T20">A</text:span>vai vs Atletico. Por que o atletico ficou pior em page rank do que o Avai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9:26:42.502340556</meta:creation-date>
    <dc:date>2018-06-15T14:39:32.775515069</dc:date>
    <meta:editing-duration>PT1H1M39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273" meta:character-count="1583" meta:non-whitespace-character-count="1328"/>
  </office:meta>
</office:document-meta>
</file>